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Preformatted_20_Text">
      <style:paragraph-properties fo:margin-top="0in" fo:margin-bottom="0.1965in" style:contextual-spacing="false"/>
    </style:style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ibrary Management System Notes (Simple + Interview Ready)</text:h>
      <text:h text:style-name="Heading_20_2" text:outline-level="2">What is Library Management System?</text:h>
      <text:p text:style-name="Text_20_body">Software jo library ke books, students/users, issue-return process ko manage karta hai.</text:p>
      <text:p text:style-name="Text_20_body">Manual register ki jagah digital system.</text:p>
      <text:p text:style-name="Horizontal_20_Line"/>
      <text:h text:style-name="Heading_20_1" text:outline-level="1">Main Users</text:h>
      <text:list text:style-name="L1">
        <text:list-item>
          <text:p text:style-name="P1"><text:span text:style-name="Strong_20_Emphasis">Admin / Librarian</text:span></text:p>
        </text:list-item>
      </text:list>
      <text:list text:style-name="L2">
        <text:list-item>
          <text:p text:style-name="P2">Add books</text:p>
        </text:list-item>
        <text:list-item>
          <text:p text:style-name="P2">Remove books</text:p>
        </text:list-item>
        <text:list-item>
          <text:p text:style-name="P2">Issue book</text:p>
        </text:list-item>
        <text:list-item>
          <text:p text:style-name="P2">Return book</text:p>
        </text:list-item>
        <text:list-item>
          <text:p text:style-name="P2">Manage users</text:p>
        </text:list-item>
        <text:list-item>
          <text:p text:style-name="P2">Fine calculate</text:p>
        </text:list-item>
      </text:list>
      <text:list text:style-name="L3">
        <text:list-item>
          <text:p text:style-name="P3"><text:span text:style-name="Strong_20_Emphasis">Student / User</text:span></text:p>
        </text:list-item>
      </text:list>
      <text:list text:style-name="L4">
        <text:list-item>
          <text:p text:style-name="P4">Search books</text:p>
        </text:list-item>
        <text:list-item>
          <text:p text:style-name="P4">View issued books</text:p>
        </text:list-item>
        <text:list-item>
          <text:p text:style-name="P4">Request issue</text:p>
        </text:list-item>
      </text:list>
      <text:p text:style-name="Horizontal_20_Line"/>
      <text:h text:style-name="Heading_20_1" text:outline-level="1">Main CRUD Modules</text:h>
      <text:h text:style-name="Heading_20_2" text:outline-level="2">1. Book Management</text:h>
      <text:list text:style-name="L5">
        <text:list-item>
          <text:p text:style-name="P5">Create = new book add</text:p>
        </text:list-item>
        <text:list-item>
          <text:p text:style-name="P5">Read = books list</text:p>
        </text:list-item>
        <text:list-item>
          <text:p text:style-name="P5">Update = edit details</text:p>
        </text:list-item>
        <text:list-item>
          <text:p text:style-name="P5">Delete = remove book</text:p>
        </text:list-item>
      </text:list>
      <text:p text:style-name="Text_20_body"><text:soft-page-break/>Fields:</text:p>
      <text:p text:style-name="Preformatted_20_Text"><text:span text:style-name="Source_20_Text">bookId</text:span></text:p>
      <text:p text:style-name="Preformatted_20_Text"><text:span text:style-name="Source_20_Text">title</text:span></text:p>
      <text:p text:style-name="Preformatted_20_Text"><text:span text:style-name="Source_20_Text">author</text:span></text:p>
      <text:p text:style-name="Preformatted_20_Text"><text:span text:style-name="Source_20_Text">category</text:span></text:p>
      <text:p text:style-name="Preformatted_20_Text"><text:span text:style-name="Source_20_Text">quantity</text:span></text:p>
      <text:p text:style-name="Preformatted_20_Text"><text:span text:style-name="Source_20_Text">availableCopies</text:span></text:p>
      <text:p text:style-name="P6"><text:span text:style-name="Source_20_Text">rackNo</text:span></text:p>
      <text:p text:style-name="Horizontal_20_Line"/>
      <text:h text:style-name="Heading_20_2" text:outline-level="2">2. User Management</text:h>
      <text:list text:style-name="L6">
        <text:list-item>
          <text:p text:style-name="P7">Add student/member</text:p>
        </text:list-item>
        <text:list-item>
          <text:p text:style-name="P7">View users</text:p>
        </text:list-item>
        <text:list-item>
          <text:p text:style-name="P7">Update info</text:p>
        </text:list-item>
        <text:list-item>
          <text:p text:style-name="P7">Delete user</text:p>
        </text:list-item>
      </text:list>
      <text:p text:style-name="Text_20_body">Fields:</text:p>
      <text:p text:style-name="Preformatted_20_Text"><text:span text:style-name="Source_20_Text">userId</text:span></text:p>
      <text:p text:style-name="Preformatted_20_Text"><text:span text:style-name="Source_20_Text">name</text:span></text:p>
      <text:p text:style-name="Preformatted_20_Text"><text:span text:style-name="Source_20_Text">email</text:span></text:p>
      <text:p text:style-name="Preformatted_20_Text"><text:span text:style-name="Source_20_Text">phone</text:span></text:p>
      <text:p text:style-name="P6"><text:span text:style-name="Source_20_Text">course</text:span></text:p>
      <text:p text:style-name="Horizontal_20_Line"/>
      <text:h text:style-name="Heading_20_2" text:outline-level="2">3. Issue / Return Management</text:h>
      <text:list text:style-name="L7">
        <text:list-item>
          <text:p text:style-name="P8">Book issue</text:p>
        </text:list-item>
        <text:list-item>
          <text:p text:style-name="P8">Return</text:p>
        </text:list-item>
        <text:list-item>
          <text:p text:style-name="P8">Due date</text:p>
        </text:list-item>
        <text:list-item>
          <text:p text:style-name="P8">Fine</text:p>
        </text:list-item>
      </text:list>
      <text:p text:style-name="Text_20_body">Fields:</text:p>
      <text:p text:style-name="Preformatted_20_Text"><text:span text:style-name="Source_20_Text">issueId</text:span></text:p>
      <text:p text:style-name="Preformatted_20_Text"><text:span text:style-name="Source_20_Text">userId</text:span></text:p>
      <text:p text:style-name="Preformatted_20_Text"><text:span text:style-name="Source_20_Text">bookId</text:span></text:p>
      <text:p text:style-name="Preformatted_20_Text"><text:span text:style-name="Source_20_Text">issueDate</text:span></text:p>
      <text:p text:style-name="Preformatted_20_Text"><text:span text:style-name="Source_20_Text">dueDate</text:span></text:p>
      <text:p text:style-name="Preformatted_20_Text"><text:span text:style-name="Source_20_Text">returnDate</text:span></text:p>
      <text:p text:style-name="P6"><text:span text:style-name="Source_20_Text">fine</text:span></text:p>
      <text:p text:style-name="Horizontal_20_Line"/>
      <text:h text:style-name="Heading_20_1" text:outline-level="1"><text:soft-page-break/>Features</text:h>
      <text:list text:style-name="L8">
        <text:list-item>
          <text:p text:style-name="P9">Search books</text:p>
        </text:list-item>
        <text:list-item>
          <text:p text:style-name="P9">Filter by category</text:p>
        </text:list-item>
        <text:list-item>
          <text:p text:style-name="P9">Availability status</text:p>
        </text:list-item>
        <text:list-item>
          <text:p text:style-name="P9">Fine calculation</text:p>
        </text:list-item>
        <text:list-item>
          <text:p text:style-name="P9">Login system</text:p>
        </text:list-item>
        <text:list-item>
          <text:p text:style-name="P9">Dashboard stats</text:p>
        </text:list-item>
      </text:list>
      <text:p text:style-name="Horizontal_20_Line"/>
      <text:h text:style-name="Heading_20_1" text:outline-level="1">Tech Stack (Full Stack)</text:h>
      <text:p text:style-name="Text_20_body">Frontend: React<text:line-break/>Backend: Node.js + Express<text:line-break/>Database: MongoDB / MySQL</text:p>
      <text:p text:style-name="Horizontal_20_Line"/>
      <text:h text:style-name="Heading_20_1" text:outline-level="1">API Examples</text:h>
      <text:p text:style-name="Preformatted_20_Text"><text:span text:style-name="Source_20_Text">POST /books</text:span></text:p>
      <text:p text:style-name="Preformatted_20_Text"><text:span text:style-name="Source_20_Text">GET /books</text:span></text:p>
      <text:p text:style-name="Preformatted_20_Text"><text:span text:style-name="Source_20_Text">PUT /books/:id</text:span></text:p>
      <text:p text:style-name="Preformatted_20_Text"><text:span text:style-name="Source_20_Text">DELETE /books/:id</text:span></text:p>
      <text:p text:style-name="Preformatted_20_Text"/>
      <text:p text:style-name="Preformatted_20_Text"><text:span text:style-name="Source_20_Text">POST /issue</text:span></text:p>
      <text:p text:style-name="Preformatted_20_Text"><text:span text:style-name="Source_20_Text">POST /return</text:span></text:p>
      <text:p text:style-name="P6"><text:span text:style-name="Source_20_Text">GET /users</text:span></text:p>
      <text:p text:style-name="Horizontal_20_Line"/>
      <text:h text:style-name="Heading_20_1" text:outline-level="1">Resume Line</text:h>
      <text:p text:style-name="Text_20_body">Built a Full Stack Library Management System with book inventory, user records, issue-return tracking, and fine management.</text:p>
      <text:p text:style-name="Horizontal_20_Line"/>
      <text:h text:style-name="Heading_20_1" text:outline-level="1"><text:soft-page-break/>Interview Answer</text:h>
      <text:p text:style-name="Text_20_body">Why this project?<text:line-break/>Because it demonstrates CRUD, database relations, authentication, and real-world management workflow.</text:p>
      <text:p text:style-name="Horizontal_20_Line"/>
      <text:h text:style-name="Heading_20_1" text:outline-level="1">Honest advice:</text:h>
      <text:p text:style-name="Text_20_body">Ye project recruiter-friendly hai. CRUD + business logic dono dikhata hai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Mangal1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Mangal1" style:font-family-complex="Mang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5-05T01:07:08.156472700</meta:creation-date>
    <dc:date>2026-05-05T01:07:18.098984200</dc:date>
    <meta:editing-duration>PT10S</meta:editing-duration>
    <meta:editing-cycles>1</meta:editing-cycles>
    <meta:document-statistic meta:table-count="0" meta:image-count="0" meta:object-count="0" meta:page-count="4" meta:paragraph-count="77" meta:word-count="246" meta:character-count="1434" meta:non-whitespace-character-count="1294"/>
    <meta:generator>LibreOffice/26.2.2.2$Windows_X86_64 LibreOffice_project/1f77d10d6938fd34972958f64b2bcfa54f8b1ba5</meta:generator>
  </office:meta>
</office:document-meta>
</file>